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13f0" officeooo:paragraph-rsid="00330de1"/>
    </style:style>
    <style:style style:name="P2" style:family="paragraph" style:parent-style-name="Text_20_body">
      <style:text-properties officeooo:rsid="00330de1" officeooo:paragraph-rsid="00330de1"/>
    </style:style>
    <style:style style:name="P3" style:family="paragraph" style:parent-style-name="Heading_20_2">
      <style:text-properties officeooo:paragraph-rsid="00330de1"/>
    </style:style>
    <style:style style:name="P4" style:family="paragraph" style:parent-style-name="Heading_20_3">
      <style:text-properties officeooo:paragraph-rsid="00330de1"/>
    </style:style>
    <style:style style:name="P5" style:family="paragraph" style:parent-style-name="Heading_20_3">
      <style:paragraph-properties fo:margin-top="0.101cm" fo:margin-bottom="0.199cm" loext:contextual-spacing="false"/>
      <style:text-properties officeooo:paragraph-rsid="00330de1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paragraph-rsid="00330de1"/>
    </style:style>
    <style:style style:name="P7" style:family="paragraph" style:parent-style-name="Heading_20_3">
      <style:paragraph-properties fo:margin-top="0.199cm" fo:margin-bottom="0.101cm" loext:contextual-spacing="false"/>
      <style:text-properties officeooo:paragraph-rsid="00330de1"/>
    </style:style>
    <style:style style:name="P8" style:family="paragraph" style:parent-style-name="Heading_20_1" style:master-page-name="Right_20_Page">
      <style:paragraph-properties style:page-number="auto"/>
      <style:text-properties officeooo:rsid="002313f0" officeooo:paragraph-rsid="00330de1"/>
    </style:style>
    <style:style style:name="P9" style:family="paragraph" style:parent-style-name="Heading_20_3">
      <style:paragraph-properties fo:margin-top="0.101cm" fo:margin-bottom="0.101cm" loext:contextual-spacing="false"/>
      <style:text-properties officeooo:rsid="002313f0" officeooo:paragraph-rsid="00330de1"/>
    </style:style>
    <style:style style:name="T1" style:family="text">
      <style:text-properties officeooo:rsid="002313f0"/>
    </style:style>
    <style:style style:name="T2" style:family="text">
      <style:text-properties officeooo:rsid="004311b3"/>
    </style:style>
    <style:style style:name="T3" style:family="text">
      <style:text-properties officeooo:rsid="00330d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Wake Me Up</text:h>
      <text:p text:style-name="P3">(<text:span text:style-name="T1">Avicii</text:span>)</text:p>
      <text:p text:style-name="P9">[INTRO]</text:p>
      <text:p text:style-name="P1">Bm G D A <text:s text:c="4"/><text:span text:style-name="T3">(x2)</text:span></text:p>
      <text:p text:style-name="P6">[VERSE 1]</text:p>
      <text:p text:style-name="P1">Bm <text:s text:c="7"/>G <text:s text:c="16"/>D <text:s text:c="11"/>D</text:p>
      <text:p text:style-name="P1">Feeling my way through the darkness</text:p>
      <text:p text:style-name="P1">Bm <text:s text:c="7"/>G <text:s text:c="16"/>D <text:s text:c="11"/>D</text:p>
      <text:p text:style-name="P1">Guided by a beating heart</text:p>
      <text:p text:style-name="P1">Bm <text:s text:c="6"/>G <text:s text:c="17"/>D <text:s text:c="11"/>D</text:p>
      <text:p text:style-name="P1">I can't tell where the journey will end</text:p>
      <text:p text:style-name="P1">Bm <text:s text:c="5"/>G <text:s text:c="18"/>D <text:s text:c="11"/>D</text:p>
      <text:p text:style-name="P1">But I know where to start</text:p>
      <text:p text:style-name="P1">Bm <text:s text:c="6"/>G <text:s text:c="17"/>D <text:s text:c="11"/>D</text:p>
      <text:p text:style-name="P1">They tell me I'm too young to understand</text:p>
      <text:p text:style-name="P1">Bm <text:s text:c="5"/>G <text:s text:c="18"/>D <text:s text:c="11"/>D</text:p>
      <text:p text:style-name="P1">They say I'm caught up in a dream</text:p>
      <text:p text:style-name="P1">Bm <text:s text:c="6"/>G <text:s text:c="18"/>D <text:s text:c="16"/>D</text:p>
      <text:p text:style-name="P1">Well life will pass me by if I don't open up my eyes</text:p>
      <text:p text:style-name="P1">Bm <text:s text:c="5"/>G <text:s text:c="16"/>D <text:s text:c="6"/>D</text:p>
      <text:p text:style-name="P1">Well that's fine by me</text:p>
      <text:p text:style-name="P7">[CHORUS]</text:p>
      <text:p text:style-name="P1">Bm <text:s text:c="5"/>G <text:s text:c="15"/>D <text:s text:c="9"/>A</text:p>
      <text:p text:style-name="P1">So wake me up when it's all over</text:p>
      <text:p text:style-name="P1">Bm <text:s text:c="5"/>G <text:s text:c="15"/>D <text:s text:c="9"/><text:span text:style-name="T2">A</text:span></text:p>
      <text:p text:style-name="P1">When I'm wiser and I'm older</text:p>
      <text:p text:style-name="P1">Bm <text:s text:c="5"/>G <text:s text:c="15"/>D <text:s text:c="9"/>A</text:p>
      <text:p text:style-name="P1">All this time I was finding myself</text:p>
      <text:p text:style-name="P1">Bm <text:s text:c="5"/>G <text:s text:c="15"/>D <text:s text:c="9"/><text:span text:style-name="T2">A</text:span></text:p>
      <text:p text:style-name="P1">And I didn't know I was lost</text:p>
      <text:p text:style-name="P1">Bm <text:s text:c="5"/>G <text:s text:c="15"/>D <text:s text:c="9"/>A</text:p>
      <text:p text:style-name="P1">So wake me up when it's all over</text:p>
      <text:p text:style-name="P1">Bm <text:s text:c="5"/>G <text:s text:c="15"/>D <text:s text:c="9"/><text:span text:style-name="T2">A</text:span></text:p>
      <text:p text:style-name="P1">When I'm wiser and I'm older</text:p>
      <text:p text:style-name="P1">Bm <text:s text:c="5"/>G <text:s text:c="15"/>D <text:s text:c="9"/>A</text:p>
      <text:p text:style-name="P1">All this time I was finding myself</text:p>
      <text:p text:style-name="P1"><text:soft-page-break/>Bm <text:s text:c="5"/>G <text:s text:c="15"/>D <text:s text:c="9"/><text:span text:style-name="T2">A</text:span></text:p>
      <text:p text:style-name="P1">And I didn't know I was lost</text:p>
      <text:p text:style-name="P6">[VERSE 2]</text:p>
      <text:p text:style-name="P1">Bm <text:s text:c="7"/>G <text:s text:c="16"/>D <text:s text:c="15"/>D</text:p>
      <text:p text:style-name="P1">I tried carrying the weight of the world</text:p>
      <text:p text:style-name="P1">Bm <text:s text:c="7"/>G <text:s text:c="16"/>D <text:s text:c="15"/>D</text:p>
      <text:p text:style-name="P1">But I only have two hands</text:p>
      <text:p text:style-name="P1">Bm <text:s text:c="7"/>G <text:s text:c="16"/>D <text:s text:c="15"/>D</text:p>
      <text:p text:style-name="P1">Hope I get the chance to travel the world</text:p>
      <text:p text:style-name="P1">Bm <text:s text:c="7"/>G <text:s text:c="16"/>D <text:s text:c="15"/>D</text:p>
      <text:p text:style-name="P1">But I don't have any plans</text:p>
      <text:p text:style-name="P1">Bm <text:s text:c="7"/>G <text:s text:c="16"/>D <text:s text:c="15"/>D</text:p>
      <text:p text:style-name="P1">Wish that I could stay forever this young</text:p>
      <text:p text:style-name="P1">Bm <text:s text:c="7"/>G <text:s text:c="16"/>D <text:s text:c="15"/>D</text:p>
      <text:p text:style-name="P1">Not afraid to close my eyes</text:p>
      <text:p text:style-name="P1">Bm <text:s text:c="7"/>G <text:s text:c="16"/>D <text:s text:c="15"/>D</text:p>
      <text:p text:style-name="P1">Life's a game made for everyone</text:p>
      <text:p text:style-name="P1">Bm <text:s text:c="7"/>G <text:s text:c="16"/>D <text:s text:c="15"/>D</text:p>
      <text:p text:style-name="P1">And love is the prize</text:p>
      <text:p text:style-name="P5">[CHORUS]</text:p>
      <text:p text:style-name="P1">Bm <text:s text:c="5"/>G <text:s text:c="15"/>D <text:s text:c="9"/>A</text:p>
      <text:p text:style-name="P1">So wake me up when it's all over</text:p>
      <text:p text:style-name="P1">Bm <text:s text:c="5"/>G <text:s text:c="15"/>D <text:s text:c="9"/><text:span text:style-name="T2">A</text:span></text:p>
      <text:p text:style-name="P1">When I'm wiser and I'm older</text:p>
      <text:p text:style-name="P1">Bm <text:s text:c="5"/>G <text:s text:c="15"/>D <text:s text:c="9"/>A</text:p>
      <text:p text:style-name="P1">All this time I was finding myself</text:p>
      <text:p text:style-name="P1">Bm <text:s text:c="5"/>G <text:s text:c="15"/>D <text:s text:c="9"/><text:span text:style-name="T2">A</text:span></text:p>
      <text:p text:style-name="P1">And I didn't know I was lost</text:p>
      <text:p text:style-name="P1">Bm <text:s text:c="5"/>G <text:s text:c="15"/>D <text:s text:c="9"/>A</text:p>
      <text:p text:style-name="P1">So wake me up when it's all over</text:p>
      <text:p text:style-name="P1">Bm <text:s text:c="5"/>G <text:s text:c="15"/>D <text:s text:c="9"/><text:span text:style-name="T2">A</text:span></text:p>
      <text:p text:style-name="P1">When I'm wiser and I'm older</text:p>
      <text:p text:style-name="P1">Bm <text:s text:c="5"/>G <text:s text:c="15"/>D <text:s text:c="9"/>A</text:p>
      <text:p text:style-name="P1">All this time I was finding myself</text:p>
      <text:p text:style-name="P1">Bm <text:s text:c="5"/>G <text:s text:c="15"/>D <text:s text:c="9"/><text:span text:style-name="T2">A</text:span></text:p>
      <text:p text:style-name="P1">And I didn't know I was lost</text:p>
      <text:p text:style-name="P4"><text:soft-page-break/>[<text:span text:style-name="T3">OUTRO</text:span>]</text:p>
      <text:p text:style-name="P2"/>
      <text:p text:style-name="P2">And I</text:p>
      <text:p text:style-name="P1">Bm <text:s text:c="5"/>G <text:s text:c="15"/>D <text:s text:c="9"/>D</text:p>
      <text:p text:style-name="P1">Didn't know I was lost</text:p>
      <text:p text:style-name="P1">Bm <text:s text:c="5"/>G <text:s text:c="15"/>D <text:s text:c="9"/>D</text:p>
      <text:p text:style-name="P1">Didn't know I was lost</text:p>
      <text:p text:style-name="P1">Bm <text:s text:c="5"/>G <text:s text:c="15"/>D <text:s text:c="9"/>D</text:p>
      <text:p text:style-name="P1">Didn't know I was lost</text:p>
      <text:p text:style-name="P1">Bm <text:s text:c="5"/>G <text:s text:c="15"/>D <text:s text:c="9"/>D</text:p>
      <text:p text:style-name="P1">I didn't know (didn't know, didn't know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5M30S</meta:editing-duration>
    <meta:editing-cycles>36</meta:editing-cycles>
    <meta:generator>LibreOffice/5.3.6.1$MacOSX_X86_64 LibreOffice_project/686f202eff87ef707079aeb7f485847613344eb7</meta:generator>
    <dc:title>Lyrics + Chords</dc:title>
    <dc:date>2017-11-03T15:51:51.644934000</dc:date>
    <meta:print-date>2017-04-03T12:23:29.985893000</meta:print-date>
    <meta:document-statistic meta:table-count="0" meta:image-count="0" meta:object-count="0" meta:page-count="3" meta:paragraph-count="82" meta:word-count="410" meta:character-count="2648" meta:non-whitespace-character-count="116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